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30000016AB165EEE5ED7B91D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auto-grow-height="false" fo:min-height="2.61cm" fo:min-width="0.328cm" fo:wrap-option="no-wrap"/>
    </style:style>
    <style:style style:name="gr3" style:family="graphic" style:parent-style-name="standard">
      <style:graphic-properties draw:fill-color="#800080" draw:auto-grow-height="false" fo:min-height="1.5cm" fo:min-width="0.742cm" fo:wrap-option="no-wrap"/>
    </style:style>
    <style:style style:name="gr4" style:family="graphic" style:parent-style-name="standard">
      <style:graphic-properties draw:fill-color="#ff0000" draw:auto-grow-height="false" fo:min-height="0.992cm" fo:min-width="3.282cm" fo:wrap-option="no-wrap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b47804" draw:fill-color="#784b04" draw:textarea-horizontal-align="justify" draw:textarea-vertical-align="middle" draw:auto-grow-height="false" fo:min-height="0.539cm" fo:min-width="0.289cm"/>
    </style:style>
    <style:style style:name="gr10" style:family="graphic" style:parent-style-name="standard">
      <style:graphic-properties svg:stroke-color="#00a933" draw:fill-color="#00a933" draw:textarea-horizontal-align="justify" draw:textarea-vertical-align="middle" draw:auto-grow-height="false" fo:min-height="0.29cm" fo:min-width="0.04cm"/>
    </style:style>
    <style:style style:name="gr11" style:family="graphic" style:parent-style-name="standard">
      <style:graphic-properties draw:stroke="none" svg:stroke-color="#81d41a" draw:fill="none" draw:fill-color="#81d41a" draw:auto-grow-height="true" draw:auto-grow-width="false" fo:max-height="0cm" fo:min-height="0.258cm"/>
      <style:paragraph-properties style:writing-mode="lr-tb"/>
    </style:style>
    <style:style style:name="gr12" style:family="graphic" style:parent-style-name="objectwithoutfill">
      <style:graphic-properties svg:stroke-color="#81d41a" draw:marker-end="Arrow" draw:marker-end-width="0.3cm" draw:fill="none" draw:fill-color="#81d41a" draw:textarea-vertical-align="middle"/>
    </style:style>
    <style:style style:name="gr13" style:family="graphic" style:parent-style-name="standard">
      <style:graphic-properties draw:stroke="none" svg:stroke-color="#81d41a" draw:fill="none" draw:fill-color="#81d41a" draw:auto-grow-height="true" draw:auto-grow-width="false" fo:max-height="0cm" fo:min-height="1.423cm"/>
      <style:paragraph-properties style:writing-mode="lr-tb"/>
    </style:style>
    <style:style style:name="gr14" style:family="graphic" style:parent-style-name="objectwithoutfill">
      <style:graphic-properties svg:stroke-color="#784b04" draw:marker-end="Arrow" draw:marker-end-width="0.3cm" draw:fill="none" draw:fill-color="#81d41a" draw:textarea-vertical-align="middle"/>
    </style:style>
    <style:style style:name="gr15" style:family="graphic" style:parent-style-name="standard">
      <style:graphic-properties draw:stroke="none" svg:stroke-color="#81d41a" draw:fill="none" draw:fill-color="#81d41a" draw:auto-grow-height="true" draw:auto-grow-width="false" fo:max-height="0cm" fo:min-height="2.134cm"/>
      <style:paragraph-properties style:writing-mode="lr-tb"/>
    </style:style>
    <style:style style:name="gr16" style:family="graphic" style:parent-style-name="objectwithoutfill">
      <style:graphic-properties svg:stroke-color="#00a933" draw:marker-end="Arrow" draw:marker-end-width="0.3cm" draw:fill="none" draw:fill-color="#81d41a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fill-color="#81d41a" draw:textarea-vertical-align="middle"/>
    </style:style>
    <style:style style:name="gr18" style:family="graphic" style:parent-style-name="objectwithoutfill">
      <style:graphic-properties svg:stroke-color="#800080" draw:marker-end="Arrow" draw:marker-end-width="0.3cm" draw:fill="none" draw:fill-color="#81d41a" draw:textarea-vertical-align="middle"/>
    </style:style>
    <style:style style:name="gr19" style:family="graphic" style:parent-style-name="objectwithoutfill">
      <style:graphic-properties svg:stroke-color="#ff0000" draw:marker-end="Arrow" draw:marker-end-width="0.3cm" draw:fill="none" draw:fill-color="#81d41a" draw:textarea-vertical-align="middle"/>
    </style:style>
    <style:style style:name="gr20" style:family="graphic" style:parent-style-name="objectwithoutfill">
      <style:graphic-properties svg:stroke-color="#b4c7dc" draw:marker-end="Arrow" draw:marker-end-width="0.3cm" draw:fill="none" draw:fill-color="#81d41a" draw:textarea-vertical-align="middl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0080"/>
    </style:style>
    <style:style style:name="P3" style:family="paragraph">
      <loext:graphic-properties draw:fill-color="#ff0000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784b04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81d41a"/>
      <style:text-properties fo:font-weight="bold" style:font-weight-asian="bold" style:font-weight-complex="bold"/>
    </style:style>
    <style:style style:name="P11" style:family="paragraph">
      <loext:graphic-properties draw:fill="none" draw:fill-color="#81d41a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xml:id="id1" draw:id="id1" draw:layer="layout" svg:width="14.7cm" svg:height="12.7cm" svg:x="4.318cm" svg:y="0.762cm">
            <draw:image xlink:href="Pictures/10000201000001A30000016AB165EEE5ED7B91DF.png" xlink:type="simple" xlink:show="embed" xlink:actuate="onLoad" loext:mime-type="image/png">
              <text:p/>
            </draw:image>
          </draw:frame>
          <draw:custom-shape draw:style-name="gr2" draw:layer="layout" svg:width="1.016cm" svg:height="3.048cm" svg:x="11.085cm" svg:y="5.5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text-style-name="P2" draw:layer="layout" svg:width="1.524cm" svg:height="2.032cm" svg:x="9.053cm" svg:y="6.09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text-style-name="P2" draw:layer="layout" svg:width="1.524cm" svg:height="2.032cm" svg:x="12.609cm" svg:y="6.09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3" draw:layer="layout" svg:width="4.064cm" svg:height="1.524cm" svg:x="9.561cm" svg:y="8.63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onnector draw:style-name="gr5" draw:text-style-name="P1" draw:layer="layout" svg:x1="19.018cm" svg:y1="7.112cm" svg:x2="19.018cm" svg:y2="7.112cm" draw:start-shape="id1" draw:end-shape="id1" svg:d="M19018 7112z" svg:viewBox="0 0 1 1">
            <text:p/>
          </draw:connector>
          <draw:polyline draw:style-name="gr6" draw:text-style-name="P4" draw:layer="layout" svg:width="13.858cm" svg:height="11.696cm" draw:transform="rotate (-0.223402144255274) translate (5.64565090267114cm -1.31623009379126cm)" svg:viewBox="0 0 13859 11697" draw:points="1711,11640 13172,11641 13859,5494 10527,0 0,5257 1463,11697 1711,11640 1958,11584">
            <text:p/>
          </draw:polyline>
          <draw:polygon draw:style-name="gr7" draw:text-style-name="P5" draw:layer="layout" svg:width="10.413cm" svg:height="9.905cm" draw:transform="rotate (-1.5707963267949) translate (16.419cm 1.778cm)" svg:viewBox="0 0 10414 9906" draw:points="2286,9906 8636,9906 10414,1778 5334,0 0,2032 2032,9906">
            <text:p/>
          </draw:polygon>
          <draw:custom-shape draw:style-name="gr8" draw:text-style-name="P6" draw:layer="layout" svg:width="0.762cm" svg:height="0.762cm" svg:x="8.745cm" svg:y="9.144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8" draw:text-style-name="P6" draw:layer="layout" svg:width="0.762cm" svg:height="0.762cm" svg:x="8.699cm" svg:y="4.218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8" draw:text-style-name="P6" draw:layer="layout" svg:width="0.762cm" svg:height="0.762cm" svg:x="13.7cm" svg:y="4.219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8" draw:text-style-name="P6" draw:layer="layout" svg:width="0.762cm" svg:height="0.762cm" svg:x="13.7cm" svg:y="9.219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9" draw:text-style-name="P7" draw:layer="layout" svg:width="1.115cm" svg:height="1.115cm" svg:x="8.5cm" svg:y="4.019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9" draw:text-style-name="P7" draw:layer="layout" svg:width="1.115cm" svg:height="1.115cm" svg:x="13.5cm" svg:y="9.019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9" draw:text-style-name="P7" draw:layer="layout" svg:width="1.115cm" svg:height="1.115cm" svg:x="10.1cm" svg:y="9.819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9" draw:text-style-name="P7" draw:layer="layout" svg:width="1.115cm" svg:height="1.115cm" svg:x="7.6cm" svg:y="7.419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9" draw:text-style-name="P7" draw:layer="layout" svg:width="1.115cm" svg:height="1.115cm" svg:x="12cm" svg:y="3.119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9" draw:text-style-name="P7" draw:layer="layout" svg:width="1.115cm" svg:height="1.115cm" svg:x="14.4cm" svg:y="5.619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0" draw:text-style-name="P8" draw:layer="layout" svg:width="0.762cm" svg:height="0.762cm" svg:x="11.201cm" svg:y="2.72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0" draw:text-style-name="P8" draw:layer="layout" svg:width="0.762cm" svg:height="0.762cm" svg:x="7.202cm" svg:y="6.721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0" draw:text-style-name="P8" draw:layer="layout" svg:width="0.762cm" svg:height="0.762cm" svg:x="11.203cm" svg:y="10.722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0" draw:text-style-name="P8" draw:layer="layout" svg:width="0.762cm" svg:height="0.762cm" svg:x="15.204cm" svg:y="6.723cm">
            <text:p/>
            <draw:enhanced-geometry svg:viewBox="0 0 21600 21600" draw:glue-points="10800 0 3163 3163 0 10800 3163 18437 10800 21600 18437 18437 21600 10800 18437 3163" draw:text-areas="3163 3163 18437 18437" draw:type="ring" draw:modifiers="1231.8584070796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1" draw:text-style-name="P10" draw:layer="layout" svg:width="1.778cm" svg:height="0.962cm" svg:x="6.259cm" svg:y="9.198cm">
            <draw:text-box>
              <text:p text:style-name="P9"><text:span text:style-name="T1">U</text:span><text:span text:style-name="T1">R</text:span><text:span text:style-name="T1">3</text:span></text:p>
            </draw:text-box>
          </draw:frame>
          <draw:line draw:style-name="gr12" draw:text-style-name="P11" draw:layer="layout" svg:x1="7.783cm" svg:y1="9.652cm" svg:x2="8.745cm" svg:y2="9.652cm">
            <text:p/>
          </draw:line>
          <draw:frame draw:style-name="gr13" draw:text-style-name="P10" draw:layer="layout" svg:width="2.286cm" svg:height="1.673cm" svg:x="5.497cm" svg:y="4.118cm">
            <draw:text-box>
              <text:p text:style-name="P9"><text:span text:style-name="T1">x</text:span><text:span text:style-name="T1">Ar</text:span><text:span text:style-name="T1">m</text:span></text:p>
            </draw:text-box>
          </draw:frame>
          <draw:line draw:style-name="gr14" draw:text-style-name="P11" draw:layer="layout" svg:x1="7.529cm" svg:y1="4.572cm" svg:x2="8.491cm" svg:y2="4.572cm">
            <text:p/>
          </draw:line>
          <draw:frame draw:style-name="gr15" draw:text-style-name="P10" draw:layer="layout" svg:width="3.472cm" svg:height="2.384cm" svg:x="7.275cm" svg:y="2.594cm">
            <draw:text-box>
              <text:p text:style-name="P9"><text:span text:style-name="T1">A</text:span><text:span text:style-name="T1">U</text:span><text:span text:style-name="T1">B</text:span><text:span text:style-name="T1">O</text:span><text:span text:style-name="T1"> </text:span><text:span text:style-name="T1">i</text:span><text:span text:style-name="T1">3</text:span></text:p>
            </draw:text-box>
          </draw:frame>
          <draw:line draw:style-name="gr16" draw:text-style-name="P11" draw:layer="layout" svg:x1="10.239cm" svg:y1="3.048cm" svg:x2="11.201cm" svg:y2="3.048cm">
            <text:p/>
          </draw:line>
          <draw:frame draw:style-name="gr13" draw:text-style-name="P10" draw:layer="layout" svg:width="2.286cm" svg:height="1.673cm" svg:x="10.577cm" svg:y="3.915cm">
            <draw:text-box>
              <text:p text:style-name="P9"><text:span text:style-name="T1">Jac</text:span><text:span text:style-name="T1">o</text:span></text:p>
            </draw:text-box>
          </draw:frame>
          <draw:line draw:style-name="gr17" draw:text-style-name="P11" draw:layer="layout" svg:x1="11.847cm" svg:y1="4.772cm" svg:x2="11.847cm" svg:y2="5.588cm">
            <text:p/>
          </draw:line>
          <draw:frame draw:style-name="gr13" draw:text-style-name="P10" draw:layer="layout" svg:width="2.794cm" svg:height="1.673cm" svg:x="5.751cm" svg:y="5.334cm">
            <draw:text-box>
              <text:p text:style-name="P9"><text:span text:style-name="T1">B</text:span><text:span text:style-name="T1">l</text:span><text:span text:style-name="T1">o</text:span><text:span text:style-name="T1">q</text:span><text:span text:style-name="T1">u</text:span><text:span text:style-name="T1">e</text:span></text:p>
            </draw:text-box>
          </draw:frame>
          <draw:line draw:style-name="gr18" draw:text-style-name="P11" draw:layer="layout" svg:x1="7.783cm" svg:y1="6.096cm" svg:x2="9.053cm" svg:y2="6.35cm">
            <text:p/>
          </draw:line>
          <draw:frame draw:style-name="gr13" draw:text-style-name="P10" draw:layer="layout" svg:width="2.54cm" svg:height="1.673cm" svg:x="13.625cm" svg:y="10.722cm">
            <draw:text-box>
              <text:p text:style-name="P9"><text:span text:style-name="T1">Pla</text:span><text:span text:style-name="T1">ca</text:span></text:p>
            </draw:text-box>
          </draw:frame>
          <draw:line draw:style-name="gr19" draw:text-style-name="P11" draw:layer="layout" svg:x1="14.133cm" svg:y1="10.922cm" svg:x2="13.371cm" svg:y2="10.16cm">
            <text:p/>
          </draw:line>
          <draw:frame draw:style-name="gr13" draw:text-style-name="P10" draw:layer="layout" svg:width="2.54cm" svg:height="1.673cm" svg:x="15.657cm" svg:y="2.34cm">
            <draw:text-box>
              <text:p text:style-name="P9"><text:span text:style-name="T1">P</text:span><text:span text:style-name="T1">a</text:span><text:span text:style-name="T1">n</text:span><text:span text:style-name="T1">d</text:span><text:span text:style-name="T1">a</text:span></text:p>
            </draw:text-box>
          </draw:frame>
          <draw:line draw:style-name="gr20" draw:text-style-name="P11" draw:layer="layout" svg:x1="17.181cm" svg:y1="3.048cm" svg:x2="16.165cm" svg:y2="4.318cm">
            <text:p/>
          </draw:line>
        </draw:g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draw:fill-gradient-name="Gradient_20_1" draw:fill-hatch-name="Hatching_20_1" draw:fill-image-name="Bitmap_20_1" draw:opacity="10%" draw:shadow-opacity="10%"/>
    </style:style>
    <style:style style:name="Object_20_with_20_no_20_fill_20_and_20_no_20_line" style:display-name="Object with no fill and no line" style:family="graphic" style:parent-style-name="standard">
      <style:graphic-properties draw:stroke="dash" draw:stroke-dash="Dot" svg:stroke-width="0.152cm" svg:stroke-color="#2a6099" draw:marker-start-width="0.432cm" draw:marker-end-width="0.432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5:02:29.692462386</meta:creation-date>
    <dc:date>2022-04-09T05:39:30.125709935</dc:date>
    <meta:editing-duration>PT5M35S</meta:editing-duration>
    <meta:editing-cycles>2</meta:editing-cycles>
    <meta:generator>LibreOffice/6.4.7.2$Linux_X86_64 LibreOffice_project/40$Build-2</meta:generator>
    <meta:document-statistic meta:object-count="60"/>
  </office:meta>
</office:document-meta>
</file>